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32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20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18.32mm"/>
    </style:style>
    <style:style style:name="co103" style:family="table-column">
      <style:table-column-properties fo:break-before="auto" style:column-width="47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 style:data-style-name="N0"/>
    <style:style style:name="ce8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6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8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/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6:38:4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8:32:27.133000000</dc:date>
    <meta:editing-duration>PT6H36M18S</meta:editing-duration>
    <meta:editing-cycles>227</meta:editing-cycles>
    <meta:generator>LibreOffice/5.1.0.3$Windows_x86 LibreOffice_project/5e3e00a007d9b3b6efb6797a8b8e57b51ab1f737</meta:generator>
    <meta:document-statistic meta:table-count="40" meta:cell-count="2058" meta:object-count="0"/>
  </office:meta>
</office:document-meta>
</file>